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BAB2139E5BBFB6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21cm, 3.62cm, 27.146cm, 5.40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17cm" svg:height="18.079cm" svg:x="1.092cm" svg:y="2.492cm">
          <draw:image xlink:href="Pictures/10000000000005E8000007E02BAB2139E5BBFB6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04T16:22:31.753044651</dc:date>
    <meta:editing-duration>PT3M28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